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NFL F+ Minion Pro" svg:font-family="IMNFL F+ Minion Pro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/>
      <style:text-properties fo:font-size="16pt" style:font-size-asian="16pt" style:font-size-complex="16pt" style:language-asian="de" style:country-asian="DE"/>
    </style:style>
    <style:style style:name="P2" style:parent-style-name="Standard" style:family="paragraph">
      <style:paragraph-properties fo:text-align="center" fo:line-height="100%"/>
      <style:text-properties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fo:line-height="100%"/>
      <style:text-properties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5" style:parent-style-name="Standard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8" style:parent-style-name="Standard" style:family="paragraph">
      <style:paragraph-properties fo:line-height="100%"/>
      <style:text-properties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margin-bottom="0in"/>
    </style:style>
    <style:style style:name="T10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P1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8" style:parent-style-name="Standard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9" style:parent-style-name="Standard" style:family="paragraph">
      <style:paragraph-properties fo:border-top="none" fo:border-left="none" fo:border-bottom="0.0208in solid #000000" fo:border-right="none" fo:padding="0in" style:shadow="none" fo:margin-bottom="0in" fo:line-height="100%"/>
      <style:text-properties fo:font-size="12pt" style:font-size-asian="12pt" style:font-size-complex="12pt"/>
    </style:style>
    <style:style style:name="P3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31" style:parent-style-name="Standard" style:family="paragraph">
      <style:paragraph-properties fo:margin-top="0.1666in" fo:line-height="100%"/>
      <style:text-properties fo:font-size="14pt" style:font-size-asian="14pt" style:font-size-complex="14pt" fo:language="en" fo:country="US"/>
    </style:style>
    <style:style style:name="P32" style:parent-style-name="Standard" style:family="paragraph">
      <style:paragraph-properties fo:margin-top="0.1666in" fo:line-height="100%"/>
    </style:style>
    <style:style style:name="T33" style:parent-style-name="Absatz-Standardschriftart" style:family="text">
      <style:text-properties fo:font-size="12pt" style:font-size-asian="12pt" style:font-size-complex="12pt" fo:language="en" fo:country="US"/>
    </style:style>
    <style:style style:name="T34" style:parent-style-name="Absatz-Standardschriftart" style:family="text">
      <style:text-properties fo:font-size="12pt" style:font-size-asian="12pt" style:font-size-complex="12pt" fo:language="en" fo:country="US"/>
    </style:style>
    <style:style style:name="P35" style:parent-style-name="Standard" style:family="paragraph">
      <style:paragraph-properties fo:margin-top="0.1666in"/>
      <style:text-properties fo:font-size="12pt" style:font-size-asian="12pt" style:font-size-complex="12pt" fo:language="en" fo:country="US"/>
    </style:style>
    <style:style style:name="P36" style:parent-style-name="Standard" style:family="paragraph">
      <style:text-properties fo:font-size="12pt" style:font-size-asian="12pt" style:font-size-complex="12pt"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Überschrift2" style:family="paragraph">
      <style:text-properties fo:language="en" fo:country="US"/>
    </style:style>
  </office:automatic-styles>
  <office:body>
    <office:text text:use-soft-page-breaks="true">
      <text:p text:style-name="P1">Beuth Voss Wintersemester 2017</text:p>
      <text:p text:style-name="P2">Konfigurierbare eingebettete Systeme, Lab 2</text:p>
      <text:p text:style-name="P3">Aufgabe 1</text:p>
      <text:p text:style-name="P4">Konfiguration des IP<text:s/></text:p>
      <text:p text:style-name="P5">Vorbereitung für Aufgabe 2:</text:p>
      <text:p text:style-name="P6">Isolated IO braucht spezielle Befehle um zu schreiben und zu lesen.</text:p>
      <text:p text:style-name="P7"/>
      <text:p text:style-name="P8">Aufgabe 2</text:p>
      <text:p text:style-name="P9"><text:span text:style-name="T10">Besc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Zusatzaufgabe<text:s/></text:p>
      <text:p text:style-name="P19">2*GPIO, 1* Schalte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Glossar</text:p>
      <text:p text:style-name="P32"><text:span text:style-name="T33">PS :</text:span><text:span text:style-name="T34"><text:tab/>Pr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h text:style-name="P4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NFL F+ Minion Pro" svg:font-family="IMNFL F+ Minion Pro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de" style:country-asian="DE" fo:hyphenate="false"/>
    </style:style>
    <style:style style:name="Überschrift4" style:display-name="Überschrift 4" style:family="paragraph" style:parent-style-name="Standard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Überschrift4Zchn" style:display-name="Überschrift 4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Absatz-Standardschriftart"/>
    <style:style style:name="SP.18.69739" style:display-name="SP.18.69739" style:family="paragraph" style:parent-style-name="Standard" style:next-style-name="Standard">
      <style:paragraph-properties style:text-autospace="none" fo:margin-bottom="0in" fo:line-height="100%"/>
      <style:text-properties style:font-name="IMNFL F+ Minion Pro" fo:font-size="12pt" style:font-size-asian="12pt" style:font-size-complex="12pt" fo:hyphenate="false"/>
    </style:style>
    <style:style style:name="SP.18.69679" style:display-name="SP.18.69679" style:family="paragraph" style:parent-style-name="Standard" style:next-style-name="Standard">
      <style:paragraph-properties style:text-autospace="none" fo:margin-bottom="0in" fo:line-height="100%"/>
      <style:text-properties style:font-name="IMNFL F+ Minion Pro" fo:font-size="12pt" style:font-size-asian="12pt" style:font-size-complex="12pt" fo:hyphenate="false"/>
    </style:style>
    <style:style style:name="SC.18.2543" style:display-name="SC.18.2543" style:family="text">
      <style:text-properties style:font-name-complex="IMNFL F+ Minion Pro" fo:color="#000000" fo:font-size="11pt" style:font-size-asian="11pt" style:font-size-complex="11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Maurer, Jean-Pierre ; 847342</text:p>
        <text:p text:style-name="Kopfzeile">Schenk, Torsten ; <text:s/>838995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</meta:initial-creator>
    <dc:creator>m</dc:creator>
    <meta:creation-date>2017-11-01T14:08:00Z</meta:creation-date>
    <dc:date>2017-11-01T14:10:00Z</dc:date>
    <meta:template xlink:href="Normal.dotm" xlink:type="simple"/>
    <meta:editing-cycles>3</meta:editing-cycles>
    <meta:editing-duration>PT0S</meta:editing-duration>
    <meta:document-statistic meta:page-count="2" meta:paragraph-count="1" meta:word-count="40" meta:character-count="294" meta:row-count="2" meta:non-whitespace-character-count="255"/>
  </office:meta>
</office:document-meta>
</file>